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a541" officeooo:paragraph-rsid="000ea541"/>
    </style:style>
    <style:style style:name="P2" style:family="paragraph" style:parent-style-name="Standard">
      <style:text-properties officeooo:rsid="000ea541" officeooo:paragraph-rsid="000ea541"/>
    </style:style>
    <style:style style:name="P3" style:family="paragraph" style:parent-style-name="Standard">
      <style:paragraph-properties fo:text-align="center" style:justify-single-word="false"/>
      <style:text-properties officeooo:rsid="000ea541" officeooo:paragraph-rsid="000ea541"/>
    </style:style>
    <style:style style:name="T1" style:family="text">
      <style:text-properties officeooo:rsid="001141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coSim <text:span text:style-name="T1">3D model </text:span>credits:</text:p>
      <text:p text:style-name="P1"/>
      <text:p text:style-name="P1">"Low poly rabbit" (https://skfb.ly/o7WyS) by Tin3D is licensed under Creative Commons Attribution (<text:a xlink:type="simple" xlink:href="http://creativecommons.org/licenses/by/4.0/" text:style-name="Internet_20_link" text:visited-style-name="Visited_20_Internet_20_Link">http://creativecommons.org/licenses/by/4.0/</text:a>).</text:p>
      <text:p text:style-name="P1"/>
      <text:p text:style-name="P1">"Low Poly Tree with twisting branches" (https://skfb.ly/6UvW6) by purepoly is licensed under Creative Commons Attribution (<text:a xlink:type="simple" xlink:href="http://creativecommons.org/licenses/by/4.0/" text:style-name="Internet_20_link" text:visited-style-name="Visited_20_Internet_20_Link">http://creativecommons.org/licenses/by/4.0/</text:a>).</text:p>
      <text:p text:style-name="P1"/>
      <text:p text:style-name="P1">"Low poly wolf" (https://skfb.ly/oPOww) by Kyyy_24 is licensed under Creative Commons Attribution (<text:a xlink:type="simple" xlink:href="http://creativecommons.org/licenses/by/4.0/" text:style-name="Internet_20_link" text:visited-style-name="Visited_20_Internet_20_Link">http://creativecommons.org/licenses/by/4.0/</text:a>).</text:p>
      <text:p text:style-name="P1"/>
      <text:p text:style-name="P1">"Free Low Poly Style Rock Pack" (https://skfb.ly/orEKC) by Hsjhenley is licensed under Creative Commons Attribution (<text:a xlink:type="simple" xlink:href="http://creativecommons.org/licenses/by/4.0/" text:style-name="Internet_20_link" text:visited-style-name="Visited_20_Internet_20_Link">http://creativecommons.org/licenses/by/4.0/</text:a>).</text:p>
      <text:p text:style-name="P1"/>
      <text:p text:style-name="P1">"Low Poly Tree Set" (https://skfb.ly/oOWZ8) by zulhilmi_zakaria is licensed under Creative Commons Attribution (<text:a xlink:type="simple" xlink:href="http://creativecommons.org/licenses/by/4.0/" text:style-name="Internet_20_link" text:visited-style-name="Visited_20_Internet_20_Link">http://creativecommons.org/licenses/by/4.0/</text:a>).</text:p>
      <text:p text:style-name="P1"/>
      <text:p text:style-name="P1">"Asset Pack - Farm LP (Aniball Rumble)" (https://skfb.ly/opxEx) by Vanessa Celine is licensed under Creative Commons Attribution (http://creativecommons.org/licenses/by/4.0/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15:32:54.539629639</meta:creation-date>
    <dc:date>2024-04-09T12:50:07.076518165</dc:date>
    <meta:editing-duration>PT2H16M54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7" meta:word-count="94" meta:character-count="974" meta:non-whitespace-character-count="887"/>
  </office:meta>
</office:document-meta>
</file>